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1c1d" style:font-name="Slack-Lato" fo:font-size="11.25pt" fo:letter-spacing="normal" fo:font-style="normal" fo:font-weight="bold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officeooo:rsid="0004c2bd"/>
    </style:style>
    <style:style style:name="P7" style:family="paragraph" style:parent-style-name="Text_20_body" style:list-style-name="L1">
      <style:paragraph-properties fo:margin-left="0.74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8" style:family="paragraph" style:parent-style-name="Text_20_body" style:list-style-name="L1">
      <style:paragraph-properties fo:margin-left="0.74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9" style:family="paragraph" style:parent-style-name="Text_20_body" style:list-style-name="L3">
      <style:paragraph-properties fo:margin-left="0.74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10" style:family="paragraph" style:parent-style-name="Text_20_body" style:list-style-name="L4">
      <style:paragraph-properties fo:margin-left="0.74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11" style:family="paragraph" style:parent-style-name="Text_20_body" style:list-style-name="L6">
      <style:paragraph-properties fo:margin-left="0.74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12" style:family="paragraph" style:parent-style-name="Text_20_body" style:list-style-name="L7">
      <style:paragraph-properties fo:margin-left="0.74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13" style:family="paragraph" style:parent-style-name="Text_20_body" style:list-style-name="L8">
      <style:paragraph-properties fo:margin-left="0.74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14" style:family="paragraph" style:parent-style-name="Text_20_body" style:list-style-name="L10">
      <style:paragraph-properties fo:margin-left="0.74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15" style:family="paragraph" style:parent-style-name="Text_20_body" style:list-style-name="L2">
      <style:paragraph-properties fo:margin-left="1.482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16" style:family="paragraph" style:parent-style-name="Text_20_body" style:list-style-name="L5">
      <style:paragraph-properties fo:margin-left="1.482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17" style:family="paragraph" style:parent-style-name="Text_20_body" style:list-style-name="L9">
      <style:paragraph-properties fo:margin-left="1.482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18" style:family="paragraph" style:parent-style-name="Text_20_body" style:list-style-name="L2">
      <style:paragraph-properties fo:margin-left="1.482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fo:color="#1d1c1d" style:font-name="Slack-Lato" fo:font-size="11.25pt" fo:letter-spacing="normal" fo:font-style="normal" fo:font-weight="bold"/>
    </style:style>
    <style:style style:name="T3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e01e5a" style:font-name="Slack-Lato" fo:font-size="11.25pt" fo:letter-spacing="normal" fo:font-style="normal" fo:font-weight="normal" loext:padding-left="0.079cm" loext:padding-right="0cm" loext:padding-top="0.053cm" loext:padding-bottom="0.049cm" loext:border-left="0.06pt solid #000000" loext:border-right="none" loext:border-top="0.06pt solid #000000" loext:border-bottom="0.06pt solid #000000"/>
    </style:style>
    <style:style style:name="T5" style:family="text">
      <style:text-properties fo:font-style="italic"/>
    </style:style>
    <style:style style:name="T6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4">Considerações sobre o desafio</text:span></text:span></text:p>
      <text:list xml:id="list4210396130" text:style-name="L1">
        <text:list-item>
          <text:p text:style-name="P7"><text:span text:style-name="T1">O prazo para a entrega da solução vai do recebimento do desafio até o dia </text:span><text:span text:style-name="Source_20_Text"><text:span text:style-name="T4">05/11 12h00</text:span></text:span><text:span text:style-name="T1">.</text:span></text:p>
        </text:list-item>
        <text:list-item>
          <text:p text:style-name="P8">Todas as informações que você precisa saber estão endereçadas no desafio.</text:p>
        </text:list-item>
        <text:list-item>
          <text:p text:style-name="P8">Sobre a entrega:</text:p>
        </text:list-item>
      </text:list>
      <text:list xml:id="list3910256534" text:style-name="L2">
        <text:list-item>
          <text:p text:style-name="P15">O código deve ser mantido na sua conta pessoal do GitHub, portanto crie um novo repositório público com o nome a sua escolha;</text:p>
        </text:list-item>
        <text:list-item>
          <text:p text:style-name="P15">Mantenha a última versão do código na <text:span text:style-name="T5">branch</text:span> principal (<text:span text:style-name="T5">main</text:span>);</text:p>
        </text:list-item>
        <text:list-item>
          <text:p text:style-name="P18"><text:a xlink:type="simple" xlink:href="https://forms.gle/sFXmyvCVUc5V4CVT6" office:target-frame-name="_blank" xlink:show="new" text:style-name="Internet_20_link" text:visited-style-name="Visited_20_Internet_20_Link"><text:span text:style-name="T3">Ao finalizar o desenvolvimento, preencha este formulário</text:span></text:a><text:span text:style-name="T1">, com algumas informações sobre a sua entrega, incluindo o link do seu repositório. </text:span><text:span text:style-name="T2">Certifique se que o repositório está público e é acessível por qualquer pessoa</text:span><text:span text:style-name="T1">!</text:span></text:p>
        </text:list-item>
      </text:list>
      <text:p text:style-name="P3"><text:span text:style-name="Source_20_Text"><text:span text:style-name="T4">O Desafio</text:span></text:span><text:span text:style-name="T2">Contexto:</text:span><text:span text:style-name="T1">A empresa </text:span><text:span text:style-name="T2">Ebytr</text:span><text:span text:style-name="T1"> está passando por problemas de produtividade/controle porque as pessoas colaboradoras vêm tendo dificuldade na organização de suas tarefas individuais. Por esse motivo, a diretora de produto Carolina Bigonha decidiu implantar uma nova forma de organizar as tarefas.Você foi a pessoa contratada para desenvolver um sistema capaz de auxiliar as pessoas colaboradoras a se organizar e ter mais produtividade.Na </text:span><text:span text:style-name="T2">Ebytr</text:span><text:span text:style-name="T1"> o time de desenvolvimento utiliza a Stack </text:span><text:a xlink:type="simple" xlink:href="https://www.mongodb.com/mern-stack" office:target-frame-name="_blank" xlink:show="new" text:style-name="Internet_20_link" text:visited-style-name="Visited_20_Internet_20_Link"><text:span text:style-name="T3">MERN</text:span></text:a><text:span text:style-name="T1"> para criar suas aplicações. Foi combinado com a </text:span><text:span text:style-name="T2">Ebytr</text:span><text:span text:style-name="T1"> que você utilizará essa mesma Stack para resolver o problema de organização e produtividade da empresa.Abaixo estão (i) os requisitos técnicos, (ii) as funcionalidades, (iii) critérios de avaliação do desafio e (iv) algumas dicas importantes.</text:span><text:span text:style-name="T2">Requisitos técnicos:</text:span></text:p>
      <text:list xml:id="list2055531964" text:style-name="L3">
        <text:list-item>
          <text:p text:style-name="P9">Front-End em <text:span text:style-name="T6">React</text:span>;</text:p>
        </text:list-item>
        <text:list-item>
          <text:p text:style-name="P9">Back-End em <text:span text:style-name="T6">NodeJS</text:span>, com <text:span text:style-name="T6">MongoDB</text:span>;</text:p>
        </text:list-item>
        <text:list-item>
          <text:p text:style-name="P9">Arquitetura em <text:span text:style-name="T6">camadas</text:span>;</text:p>
        </text:list-item>
      </text:list>
      <text:p text:style-name="P4">Funcionalidades:</text:p>
      <text:list xml:id="list3852505231" text:style-name="L4">
        <text:list-item>
          <text:p text:style-name="P10">Visualizar a lista de tarefas;</text:p>
        </text:list-item>
      </text:list>
      <text:list xml:id="list1780304248" text:style-name="L5">
        <text:list-item>
          <text:p text:style-name="P16">Esta lista deve ser ordenável por ordem alfabética, data de criação ou por status;</text:p>
        </text:list-item>
      </text:list>
      <text:list xml:id="list3305124186" text:style-name="L6">
        <text:list-item>
          <text:p text:style-name="P11">Inserir uma nova tarefa na lista;</text:p>
        </text:list-item>
        <text:list-item>
          <text:p text:style-name="P11">Remover uma tarefa da lista;</text:p>
        </text:list-item>
        <text:list-item>
          <text:p text:style-name="P11">Atualizar uma tarefa da lista;</text:p>
        </text:list-item>
        <text:list-item>
          <text:p text:style-name="P11">A tarefa deve possuir um status editável: pendente, em andamento ou pronto;</text:p>
        </text:list-item>
      </text:list>
      <text:p text:style-name="P3"><text:span text:style-name="Source_20_Text"><text:span text:style-name="T4">Critérios de avaliação</text:span></text:span><text:span text:style-name="T1">Nosso time irá avaliar a sua entrega olhando, principalmente, para os itens abaixo:</text:span></text:p>
      <text:list xml:id="list3630763105" text:style-name="L7">
        <text:list-item>
          <text:p text:style-name="P12">Atendimento aos requisitos técnicos e funcionais;</text:p>
        </text:list-item>
        <text:list-item>
          <text:p text:style-name="P12">Seu projeto deve rodar sem erros;</text:p>
        </text:list-item>
        <text:list-item>
          <text:p text:style-name="P12">Entendimento dos conceitos das camadas adotadas;</text:p>
        </text:list-item>
        <text:list-item>
          <text:p text:style-name="P12">Código e componentes reutilizados;</text:p>
        </text:list-item>
        <text:list-item>
          <text:p text:style-name="P12">Habilidade em escrever testes (mínimo 30% de cobertura);</text:p>
        </text:list-item>
        <text:list-item>
          <text:p text:style-name="P12">Boa legibilidade do código;</text:p>
        </text:list-item>
        <text:list-item>
          <text:p text:style-name="P12">Separação do front e backend;</text:p>
        </text:list-item>
        <text:list-item>
          <text:p text:style-name="P12">Mensagens de commits bem descritas e commits com um escopo nítido;</text:p>
        </text:list-item>
        <text:list-item>
          <text:p text:style-name="P12">Referências de códigos de terceiros;</text:p>
        </text:list-item>
        <text:list-item>
          <text:p text:style-name="P12"><text:soft-page-break/>Instruções nítidas no README do projeto para setup e execução da aplicação e dos testes.</text:p>
        </text:list-item>
      </text:list>
      <text:p text:style-name="P3"><text:span text:style-name="Source_20_Text"><text:span text:style-name="T4">Dicas importantes!</text:span></text:span></text:p>
      <text:list xml:id="list3799420061" text:style-name="L8">
        <text:list-item>
          <text:p text:style-name="P13">Ter uma boa cobertura de testes Front e Back;</text:p>
        </text:list-item>
        <text:list-item>
          <text:p text:style-name="P13">Aplicar boas práticas de escrita de código;</text:p>
        </text:list-item>
        <text:list-item>
          <text:p text:style-name="P13">Documentação do projeto (README), que inclua:</text:p>
        </text:list-item>
      </text:list>
      <text:list xml:id="list2095427520" text:style-name="L9">
        <text:list-item>
          <text:p text:style-name="P17">Passo a passo para instalar e executar o projeto. Incluindo instruções especiais para instalar dependências e/ou bancos de dados, se houver;</text:p>
        </text:list-item>
        <text:list-item>
          <text:p text:style-name="P17">Endereço da aplicação no <text:span text:style-name="T6">Heroku</text:span>, se houver (ou outro serviço de <text:span text:style-name="T5">deployment</text:span>);</text:p>
        </text:list-item>
      </text:list>
      <text:list xml:id="list4009936106" text:style-name="L10">
        <text:list-item>
          <text:p text:style-name="P14">Ter um <text:span text:style-name="T6">linter</text:span> configurado;</text:p>
        </text:list-item>
        <text:list-item>
          <text:p text:style-name="P14">O projeto deverá ser entregue via repositório pessoal no GitHub (utilize boas práticas de criação/nomeação de <text:span text:style-name="T5">branches</text:span>, além de mensagens de <text:span text:style-name="T5">commits</text:span> bem descritas e <text:span text:style-name="T5">commits</text:span> com um escopo nítido).</text:p>
        </text:list-item>
      </text:list>
      <text:p text:style-name="P2">Boa sorte!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5"/>
      <text:p text:style-name="P5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09:00:22.992642466</meta:creation-date>
    <dc:date>2021-11-07T19:34:06.124100421</dc:date>
    <meta:editing-duration>PT10M5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39" meta:word-count="486" meta:character-count="3018" meta:non-whitespace-character-count="2601"/>
  </office:meta>
</office:document-meta>
</file>